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E000002F05EA9361E65583D92.png" manifest:media-type="image/png"/>
  <manifest:file-entry manifest:full-path="Pictures/1000000100000309000002AB60EEB42FD2949DDD.png" manifest:media-type="image/png"/>
  <manifest:file-entry manifest:full-path="Pictures/10000001000002BF000002EE2E7C5D21FEE93E2D.png" manifest:media-type="image/png"/>
  <manifest:file-entry manifest:full-path="Pictures/10000001000002BF000002EE7B68E82A9A56139E.png" manifest:media-type="image/png"/>
  <manifest:file-entry manifest:full-path="Pictures/10000001000002BF000002EEC6F6FC68AAA6FBA2.png" manifest:media-type="image/png"/>
  <manifest:file-entry manifest:full-path="Pictures/10000001000002BF000002EEA57EA3454999A330.png" manifest:media-type="image/png"/>
  <manifest:file-entry manifest:full-path="Pictures/100000010000017F0000015EBAFEB78A07AA908F.png" manifest:media-type="image/png"/>
  <manifest:file-entry manifest:full-path="Pictures/10000001000001000000010010C9386AACAD91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00a24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00a24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stroke="none" draw:fill-color="#26a269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standard">
      <style:graphic-properties draw:stroke="none" draw:fill-color="#406ead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7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11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41cm" fo:min-width="21.0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61cm" fo:min-width="21.0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74cm" fo:min-width="21.08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00a24" draw:opacity="100%"/>
      <style:paragraph-properties fo:text-align="center" style:writing-mode="lr-tb"/>
      <style:text-properties style:language-asian="zh" style:country-asian="TW"/>
    </style:style>
    <style:style style:name="P2" style:family="paragraph">
      <loext:graphic-properties draw:fill-color="#26a269" draw:opacity="100%"/>
      <style:paragraph-properties fo:text-align="center" style:writing-mode="lr-tb"/>
      <style:text-properties style:language-asian="zh" style:country-asian="TW"/>
    </style:style>
    <style:style style:name="P3" style:family="paragraph">
      <loext:graphic-properties draw:fill-color="#406ead" draw:opacity="100%"/>
      <style:paragraph-properties fo:text-align="center" style:writing-mode="lr-tb"/>
      <style:text-properties style:language-asian="zh" style:country-asian="TW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language-asian="zh" style:country-asian="TW"/>
    </style:style>
    <style:style style:name="P5" style:family="paragraph">
      <loext:graphic-properties draw:fill="none" draw:fill-color="#ffffff"/>
      <style:paragraph-properties style:writing-mode="lr-tb"/>
      <style:text-properties fo:color="#26a269" loext:opacity="100%" style:font-name="Source Code Pro1" fo:font-size="40pt" style:font-name-asian="Source Code Pro1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style:font-size-asian="20pt" style:language-asian="zh" style:country-asian="TW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50pt" style:font-size-asian="50pt" style:font-size-complex="50pt"/>
    </style:style>
    <style:style style:name="P10" style:family="paragraph">
      <loext:graphic-properties draw:fill-color="#ffffff"/>
      <style:paragraph-properties style:writing-mode="lr-tb"/>
      <style:text-properties style:language-asian="zh" style:country-asian="TW"/>
    </style:style>
    <style:style style:name="P11" style:family="paragraph">
      <style:paragraph-properties fo:margin-left="0cm" fo:margin-right="0cm" fo:margin-top="0cm" fo:margin-bottom="0cm" fo:line-height="115%" fo:text-indent="0cm"/>
    </style:style>
    <style:style style:name="P12" style:family="paragraph">
      <loext:graphic-properties draw:fill="none" draw:fill-color="#ffffff"/>
      <style:paragraph-properties fo:line-height="115%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15%" fo:text-indent="0cm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15%" fo:text-indent="0cm"/>
      <style:text-properties fo:font-size="22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4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6a269" loext:opacity="100%" style:font-name="Source Code Pro1" fo:font-size="40pt" style:font-name-asian="Source Code Pro1" style:font-size-asian="40pt" style:font-size-complex="40pt"/>
    </style:style>
    <style:style style:name="T1" style:family="text">
      <style:text-properties fo:color="#26a269" loext:opacity="100%" style:font-name="Source Code Pro1" fo:font-size="26pt" style:font-name-asian="Source Code Pro1" style:font-size-asian="26pt" style:font-size-complex="26pt"/>
    </style:style>
    <style:style style:name="T2" style:family="text">
      <style:text-properties fo:color="#ffffff" loext:opacity="100%" style:font-name="Source Code Pro1" fo:font-size="26pt" style:font-name-asian="Source Code Pro1" style:font-size-asian="26pt" style:font-size-complex="26pt"/>
    </style:style>
    <style:style style:name="T3" style:family="text">
      <style:text-properties fo:color="#406ead" loext:opacity="100%" style:font-name="Source Code Pro1" fo:font-size="26pt" style:font-name-asian="Source Code Pro1" style:font-size-asian="26pt" style:font-size-complex="26pt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8080" loext:opacity="100%" style:text-outline="false" style:text-line-through-style="solid" style:text-line-through-type="singl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6a269" loext:opacity="100%" style:text-outline="false" style:text-line-through-style="none" style:text-line-through-type="none" style:font-name="Source Code Pro1" fo:font-size="26pt" fo:font-style="normal" fo:text-shadow="none" style:text-underline-style="none" fo:font-weight="normal" style:letter-kerning="true" style:font-name-asian="Source Code Pro1" style:font-size-asian="26pt" style:language-asian="zh" style:country-asian="CN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6pt" fo:font-style="normal" fo:text-shadow="none" style:text-underline-style="none" fo:font-weight="normal" style:letter-kerning="true" style:font-name-asian="Source Code Pro1" style:font-size-asian="26pt" style:language-asian="zh" style:country-asian="CN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06ead" loext:opacity="100%" style:text-outline="false" style:text-line-through-style="none" style:text-line-through-type="none" style:font-name="Source Code Pro1" fo:font-size="26pt" fo:font-style="normal" fo:text-shadow="none" style:text-underline-style="none" fo:font-weight="normal" style:letter-kerning="true" style:font-name-asian="Source Code Pro1" style:font-size-asian="26pt" style:language-asian="zh" style:country-asian="CN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bold" style:letter-kerning="true" style:font-name-asian="Source Code Pro1" style:font-size-asian="22pt" style:language-asian="zh" style:country-asian="CN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slido</text:span><text:span text:style-name="T2">:</text:span><text:span text:style-name="T3">~</text:span><text:span text:style-name="T2">$</text:span></text:p>
          </draw:text-box>
        </draw:frame>
        <draw:frame draw:style-name="gr6" draw:text-style-name="P6" draw:layer="layout" svg:width="7.451cm" svg:height="7.451cm" svg:x="10.275cm" svg:y="4.15cm">
          <draw:image xlink:href="Pictures/10000001000001000000010010C9386AACAD9178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0.637cm" svg:height="5.365cm" svg:x="8.682cm" svg:y="5.09cm">
          <draw:text-box>
            <text:p text:style-name="P8"><text:span text:style-name="T4"><text:s/></text:span><text:span text:style-name="T4">函式＆遞迴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前言</text:span><text:span text:style-name="T2">$</text:span></text:p>
          </draw:text-box>
        </draw:frame>
        <draw:frame draw:style-name="gr9" draw:text-style-name="P12" draw:layer="layout" svg:width="26.305cm" svg:height="8.091cm" svg:x="1.003cm" svg:y="3.279cm">
          <draw:text-box>
            <text:p text:style-name="P11"><text:span text:style-name="T5">程式語言裡的函式多半和數學函數一樣</text:span></text:p>
            <text:p text:style-name="P11"><text:span text:style-name="T5">稍微複習一下數學函數的功能</text:span></text:p>
            <text:p text:style-name="P11"><text:span text:style-name="T5"/></text:p>
            <text:p text:style-name="P11"><text:span text:style-name="T5">1. </text:span><text:span text:style-name="T5">找到對應的數（用</text:span><text:span text:style-name="T5">x</text:span><text:span text:style-name="T5">找到</text:span><text:span text:style-name="T5">f(x)</text:span><text:span text:style-name="T5">）</text:span></text:p>
            <text:p text:style-name="P11"><text:span text:style-name="T5">2. </text:span><text:span text:style-name="T5">遞迴</text:span></text:p>
            <text:p text:style-name="P11"><text:span text:style-name="T6">3. </text:span><text:span text:style-name="T6">讓你數學被當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前言</text:span><text:span text:style-name="T2">$</text:span></text:p>
          </draw:text-box>
        </draw:frame>
        <draw:frame draw:style-name="gr9" draw:text-style-name="P12" draw:layer="layout" svg:width="26.305cm" svg:height="8.091cm" svg:x="1.003cm" svg:y="3.279cm">
          <draw:text-box>
            <text:p text:style-name="P11"><text:span text:style-name="T5">基本上，函式也擁有上述的功能</text:span></text:p>
            <text:p text:style-name="P11"><text:span text:style-name="T5">因此只要你學會了數學函數，這部份不會有太多的問題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數學函數</text:span><text:span text:style-name="T2">$</text:span></text:p>
          </draw:text-box>
        </draw:frame>
        <draw:frame draw:style-name="gr9" draw:text-style-name="P12" draw:layer="layout" svg:width="26.305cm" svg:height="8.091cm" svg:x="1.003cm" svg:y="3.279cm">
          <draw:text-box>
            <text:p text:style-name="P11"><text:span text:style-name="T5">基本上，函式也擁有上述的功能</text:span></text:p>
            <text:p text:style-name="P11"><text:span text:style-name="T5">因此只要你學會了數學函數，這部份不會有太多的問題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數學函數</text:span><text:span text:style-name="T2">$</text:span></text:p>
          </draw:text-box>
        </draw:frame>
        <draw:frame draw:style-name="gr6" draw:text-style-name="P6" draw:layer="layout" svg:width="10cm" svg:height="10.6cm" svg:x="16cm" svg:y="3cm">
          <draw:image xlink:href="Pictures/10000001000002BF000002EEA57EA3454999A330.png" xlink:type="simple" xlink:show="embed" xlink:actuate="onLoad" draw:mime-type="image/png">
            <text:p/>
          </draw:image>
        </draw:frame>
        <draw:frame draw:style-name="gr9" draw:text-style-name="P13" draw:layer="layout" svg:width="14.236cm" svg:height="8.091cm" svg:x="1.004cm" svg:y="3.28cm">
          <draw:text-box>
            <text:p text:style-name="P11"><text:span text:style-name="T5">右邊是三個數學函數</text:span></text:p>
            <text:p text:style-name="P11"><text:span text:style-name="T5">我們可以來看看這些函數有什麼性質</text:span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數學函數</text:span><text:span text:style-name="T2">$</text:span></text:p>
          </draw:text-box>
        </draw:frame>
        <draw:frame draw:style-name="gr9" draw:text-style-name="P13" draw:layer="layout" svg:width="14.236cm" svg:height="8.091cm" svg:x="1.004cm" svg:y="3.28cm">
          <draw:text-box>
            <text:p text:style-name="P11"><text:span text:style-name="T5">1. </text:span><text:span text:style-name="T5">名子可以被隨意更改</text:span></text:p>
          </draw:text-box>
        </draw:frame>
        <draw:frame draw:style-name="gr6" draw:text-style-name="P6" draw:layer="layout" svg:width="10cm" svg:height="10.66cm" svg:x="16cm" svg:y="3cm">
          <draw:image xlink:href="Pictures/10000001000002BF000002EE7B68E82A9A56139E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數學函數</text:span><text:span text:style-name="T2">$</text:span></text:p>
          </draw:text-box>
        </draw:frame>
        <draw:frame draw:style-name="gr9" draw:text-style-name="P13" draw:layer="layout" svg:width="14.236cm" svg:height="8.091cm" svg:x="1.004cm" svg:y="3.28cm">
          <draw:text-box>
            <text:p text:style-name="P11"><text:span text:style-name="T5">2. </text:span><text:span text:style-name="T5">可以有多個參數</text:span></text:p>
          </draw:text-box>
        </draw:frame>
        <draw:frame draw:style-name="gr6" draw:text-style-name="P6" draw:layer="layout" svg:width="10cm" svg:height="10.66cm" svg:x="16cm" svg:y="3cm">
          <draw:image xlink:href="Pictures/10000001000002BF000002EEC6F6FC68AAA6FBA2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</text:span><text:span text:style-name="T3">/</text:span><text:span text:style-name="T3">數學函數</text:span><text:span text:style-name="T2">$</text:span></text:p>
          </draw:text-box>
        </draw:frame>
        <draw:frame draw:style-name="gr9" draw:text-style-name="P13" draw:layer="layout" svg:width="14.236cm" svg:height="8.091cm" svg:x="1.004cm" svg:y="3.28cm">
          <draw:text-box>
            <text:p text:style-name="P11"><text:span text:style-name="T5">3. </text:span><text:span text:style-name="T5">函數裡面可以放其他函數（遞迴）</text:span></text:p>
          </draw:text-box>
        </draw:frame>
        <draw:frame draw:style-name="gr6" draw:text-style-name="P6" draw:layer="layout" svg:width="10cm" svg:height="10.66cm" svg:x="16cm" svg:y="3cm">
          <draw:image xlink:href="Pictures/10000001000002BF000002EE2E7C5D21FEE93E2D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7">函式</text:span><text:span text:style-name="T8">:</text:span><text:span text:style-name="T9">~</text:span><text:span text:style-name="T9">函式</text:span><text:span text:style-name="T9">/</text:span><text:span text:style-name="T3">數學函數</text:span><text:span text:style-name="T2">$</text:span></text:p>
          </draw:text-box>
        </draw:frame>
        <draw:frame draw:style-name="gr9" draw:text-style-name="P13" draw:layer="layout" svg:width="14.236cm" svg:height="8.091cm" svg:x="1.004cm" svg:y="3.28cm">
          <draw:text-box>
            <text:p text:style-name="P11"><text:span text:style-name="T5">3. </text:span><text:span text:style-name="T5">函數裡面可以放其他函數（遞迴）</text:span></text:p>
          </draw:text-box>
        </draw:frame>
        <draw:frame draw:style-name="gr6" draw:text-style-name="P6" draw:layer="layout" svg:width="10cm" svg:height="10.66cm" svg:x="16cm" svg:y="3cm">
          <draw:image xlink:href="Pictures/10000001000002BF000002EE2E7C5D21FEE93E2D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 text:style-name="P14"><text:span text:style-name="T1">函式</text:span><text:span text:style-name="T2">:</text:span><text:span text:style-name="T3">~</text:span><text:span text:style-name="T3">函式簡介</text:span><text:span text:style-name="T3">/</text:span><text:span text:style-name="T3">語法</text:span><text:span text:style-name="T3">/</text:span><text:span text:style-name="T3">架構型態</text:span><text:span text:style-name="T2">$</text:span></text:p>
          </draw:text-box>
        </draw:frame>
        <draw:frame draw:style-name="gr6" draw:text-style-name="P6" draw:layer="layout" svg:width="12.7cm" svg:height="11.164cm" svg:x="1.27cm" svg:y="3.531cm">
          <draw:image xlink:href="Pictures/1000000100000309000002AB60EEB42FD2949DDD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 text:style-name="P14"><text:span text:style-name="T1">函式</text:span><text:span text:style-name="T2">:</text:span><text:span text:style-name="T3">~</text:span><text:span text:style-name="T3">函式簡介</text:span><text:span text:style-name="T3">/</text:span><text:span text:style-name="T3">語法</text:span><text:span text:style-name="T3">/</text:span><text:span text:style-name="T3">回傳值型別</text:span><text:span text:style-name="T2">$</text:span></text:p>
          </draw:text-box>
        </draw:frame>
        <draw:frame draw:style-name="gr10" draw:text-style-name="P13" draw:layer="layout" svg:width="16.776cm" svg:height="9.211cm" svg:x="1.004cm" svg:y="3.28cm">
          <draw:text-box>
            <text:p text:style-name="P11"><text:span text:style-name="T5">因為函式有值，所以就有型別</text:span></text:p>
            <text:p text:style-name="P11"><text:span text:style-name="T5">回傳值型別：也就是</text:span><text:span text:style-name="T10">回傳值的型別</text:span></text:p>
            <text:p text:style-name="P11"><text:span text:style-name="T10"/></text:p>
            <text:p text:style-name="P11"><text:span text:style-name="T5">以上面的求最大值來說，就是</text:span><text:span text:style-name="T11">int</text:span></text:p>
            <text:p text:style-name="P11"><text:span text:style-name="T5">如果有一個函式想要求最大長度的字串</text:span></text:p>
            <text:p text:style-name="P11"><text:span text:style-name="T5">則是</text:span><text:span text:style-name="T11">string</text:span></text:p>
            <text:p text:style-name="P11"><text:span text:style-name="T11"/></text:p>
            <text:p text:style-name="P11"><text:span text:style-name="T5">此外，如果沒有要回傳值的話就是</text:span><text:span text:style-name="T11">void</text:span></text:p>
          </draw:text-box>
        </draw:frame>
        <draw:frame draw:style-name="gr6" draw:text-style-name="P6" draw:layer="layout" svg:width="8.366cm" svg:height="7.354cm" svg:x="18.939cm" svg:y="7.62cm">
          <draw:image xlink:href="Pictures/1000000100000309000002AB60EEB42FD2949DDD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 text:style-name="P14"><text:span text:style-name="T1">函式</text:span><text:span text:style-name="T2">:</text:span><text:span text:style-name="T3">~</text:span><text:span text:style-name="T3">函式簡介</text:span><text:span text:style-name="T3">/</text:span><text:span text:style-name="T3">語法</text:span><text:span text:style-name="T3">/</text:span><text:span text:style-name="T3">參數</text:span><text:span text:style-name="T2">$</text:span></text:p>
          </draw:text-box>
        </draw:frame>
        <draw:frame draw:style-name="gr9" draw:text-style-name="P13" draw:layer="layout" svg:width="16.776cm" svg:height="8.091cm" svg:x="1.004cm" svg:y="3.28cm">
          <draw:text-box>
            <text:p text:style-name="P11"><text:span text:style-name="T5">參數：函式中可以使用的變數</text:span></text:p>
            <text:p text:style-name="P11"><text:span text:style-name="T5"/></text:p>
            <text:p text:style-name="P11"><text:span text:style-name="T5">可以在程式區域或回傳值被使用</text:span></text:p>
          </draw:text-box>
        </draw:frame>
        <draw:frame draw:style-name="gr6" draw:text-style-name="P6" draw:layer="layout" svg:width="8.366cm" svg:height="7.354cm" svg:x="18.939cm" svg:y="7.62cm">
          <draw:image xlink:href="Pictures/1000000100000309000002AB60EEB42FD2949DDD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4" draw:id="id1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7.411cm" svg:height="8.091cm" svg:x="1.004cm" svg:y="3.28cm">
          <draw:text-box>
            <text:p text:style-name="P11"><text:span text:style-name="T5">回傳函數：回報將要回傳值</text:span></text:p>
            <text:p text:style-name="P11"><text:span text:style-name="T5"/></text:p>
            <text:p text:style-name="P11"><text:span text:style-name="T5">放了</text:span><text:span text:style-name="T11">return</text:span><text:span text:style-name="T5">後就會</text:span><text:span text:style-name="T12">立刻結束函式</text:span></text:p>
            <text:p text:style-name="P11"><text:span text:style-name="T5">並且回傳回傳值</text:span></text:p>
            <text:p text:style-name="P11"><text:span text:style-name="T5"/></text:p>
            <text:p text:style-name="P11"><text:span text:style-name="T5">如果回傳值型態為</text:span><text:span text:style-name="T11">void</text:span><text:span text:style-name="T5">的話</text:span></text:p>
            <text:p text:style-name="P11"><text:span text:style-name="T5">則直接寫成</text:span><text:span text:style-name="T11">return</text:span><text:span text:style-name="T5">;</text:span></text:p>
          </draw:text-box>
        </draw:frame>
        <draw:frame draw:style-name="gr6" draw:text-style-name="P6" draw:layer="layout" svg:width="8.366cm" svg:height="7.354cm" svg:x="18.939cm" svg:y="7.62cm">
          <draw:image xlink:href="Pictures/1000000100000309000002AB60EEB42FD2949DDD.png" xlink:type="simple" xlink:show="embed" xlink:actuate="onLoad" draw:mime-type="image/png">
            <text:p/>
          </draw:image>
        </draw:frame>
        <draw:frame draw:style-name="gr5" draw:text-style-name="P5" draw:layer="layout" svg:width="19.32cm" svg:height="1.407cm" svg:x="1cm" svg:y="0.934cm">
          <draw:text-box>
            <text:p text:style-name="P14"><text:span text:style-name="T1">函式</text:span><text:span text:style-name="T2">:</text:span><text:span text:style-name="T3">~</text:span><text:span text:style-name="T3">函式簡介</text:span><text:span text:style-name="T3">/</text:span><text:span text:style-name="T3">語法</text:span><text:span text:style-name="T3">/</text:span><text:span text:style-name="T3">回傳</text:span><text:span text:style-name="T2">$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5" draw:id="id1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7.411cm" svg:height="8.091cm" svg:x="1.004cm" svg:y="3.28cm">
          <draw:text-box>
            <text:p text:style-name="P11"><text:span text:style-name="T5">試著實做以下功能</text:span></text:p>
            <text:p text:style-name="P11"><text:span text:style-name="T5"/></text:p>
            <text:p text:style-name="P11"><text:span text:style-name="T5">1. </text:span><text:span text:style-name="T5">判斷兩數何者較大</text:span></text:p>
            <text:p text:style-name="P11"><text:span text:style-name="T5">2. </text:span><text:span text:style-name="T5">判斷兩字串何者長度較大</text:span></text:p>
            <text:p text:style-name="P11"><text:span text:style-name="T5">3. </text:span><text:span text:style-name="T5">轉換溫標</text:span></text:p>
          </draw:text-box>
        </draw:frame>
        <draw:frame draw:style-name="gr6" draw:text-style-name="P6" draw:layer="layout" svg:width="8.366cm" svg:height="7.354cm" svg:x="18.939cm" svg:y="7.62cm">
          <draw:image xlink:href="Pictures/1000000100000309000002AB60EEB42FD2949DDD.png" xlink:type="simple" xlink:show="embed" xlink:actuate="onLoad" draw:mime-type="image/png">
            <text:p/>
          </draw:image>
        </draw:frame>
        <draw:frame draw:style-name="gr5" draw:text-style-name="P5" draw:layer="layout" svg:width="19.32cm" svg:height="1.407cm" svg:x="1cm" svg:y="0.934cm">
          <draw:text-box>
            <text:p text:style-name="P14"><text:span text:style-name="T1">函式</text:span><text:span text:style-name="T2">:</text:span><text:span text:style-name="T3">~</text:span><text:span text:style-name="T3">函式簡介</text:span><text:span text:style-name="T3">/</text:span><text:span text:style-name="T3">實做</text:span><text:span text:style-name="T2">$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4cm">
          <draw:text-box>
            <text:p text:style-name="P14"><text:span text:style-name="T1">函式</text:span><text:span text:style-name="T2">:</text:span><text:span text:style-name="T3">~</text:span><text:span text:style-name="T3">遞迴</text:span><text:span text:style-name="T3">/</text:span><text:span text:style-name="T3">用途</text:span><text:span text:style-name="T2">$</text:span></text:p>
          </draw:text-box>
        </draw:frame>
        <draw:frame draw:style-name="gr11" draw:text-style-name="P13" draw:layer="layout" svg:width="26.3cm" svg:height="11.324cm" svg:x="1.005cm" svg:y="3.281cm">
          <draw:text-box>
            <text:p text:style-name="P11"><text:span text:style-name="T5">&gt; </text:span><text:span text:style-name="T5">遞迴只應天上有 凡人應當用迴圈</text:span></text:p>
            <text:p text:style-name="P11"><text:span text:style-name="T5"/></text:p>
            <text:p text:style-name="P11"><text:span text:style-name="T5">遞迴在初學階段可能不會有太多功用，因為大部分可以用迴圈代替</text:span></text:p>
            <text:p text:style-name="P11"><text:span text:style-name="T5"/></text:p>
            <text:p text:style-name="P11"><text:span text:style-name="T5">不過在未來學到</text:span><text:span text:style-name="T5">DFS</text:span><text:span text:style-name="T5">、分治</text:span><text:span text:style-name="T5">...</text:span><text:span text:style-name="T5">或是一些特殊的題目就必須使用到遞迴</text:span></text:p>
            <text:p text:style-name="P11"><text:span text:style-name="T5">因此就有必要了解遞迴的概念：</text:span><text:span text:style-name="T13">把問題變成小問題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7.411cm" svg:height="8.091cm" svg:x="1.004cm" svg:y="3.28cm">
          <draw:text-box>
            <text:p text:style-name="P15"><text:span text:style-name="T5">數學的遞迴需要有兩個東西</text:span></text:p>
            <text:p text:style-name="P15"><text:span text:style-name="T5"/></text:p>
            <text:p text:style-name="P15"><text:span text:style-name="T5">1. </text:span><text:span text:style-name="T5">中止條件</text:span></text:p>
            <text:p text:style-name="P15"><text:span text:style-name="T5">2. </text:span><text:span text:style-name="T5">遞迴關係式</text:span></text:p>
          </draw:text-box>
        </draw:frame>
        <draw:frame draw:style-name="gr5" draw:text-style-name="P17" draw:layer="layout" svg:width="19.32cm" svg:height="1.407cm" svg:x="1cm" svg:y="0.934cm">
          <draw:text-box>
            <text:p text:style-name="P16"><text:span text:style-name="T1">函式</text:span><text:span text:style-name="T2">:</text:span><text:span text:style-name="T3">~</text:span><text:span text:style-name="T3">遞迴</text:span><text:span text:style-name="T3">/</text:span><text:span text:style-name="T3">數學遞迴</text:span><text:span text:style-name="T2">$</text:span></text:p>
          </draw:text-box>
        </draw:frame>
        <draw:frame draw:style-name="gr6" draw:text-style-name="P6" draw:layer="layout" svg:width="17.145cm" svg:height="9.724cm" svg:x="10.16cm" svg:y="5.08cm">
          <draw:image xlink:href="Pictures/100000010000052E000002F05EA9361E65583D92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xml:id="id18" draw:id="id18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4cm">
          <draw:text-box>
            <text:p text:style-name="P14"><text:span text:style-name="T7">函式</text:span><text:span text:style-name="T8">:</text:span><text:span text:style-name="T9">~</text:span><text:span text:style-name="T9">遞迴</text:span><text:span text:style-name="T3">/</text:span><text:span text:style-name="T3">範例程式</text:span><text:span text:style-name="T2">$</text:span></text:p>
          </draw:text-box>
        </draw:frame>
        <draw:frame draw:style-name="gr6" draw:text-style-name="P6" draw:layer="layout" svg:width="11.523cm" svg:height="10.529cm" svg:x="1.27cm" svg:y="3.441cm">
          <draw:image xlink:href="Pictures/100000010000017F0000015EBAFEB78A07AA908F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style:font-name-asian="Noto Sans CJK SC" style:font-family-asian="'Noto Sans CJK SC'" style:font-family-generic-asian="system" style:font-pitch-asian="variable" style:language-asian="zh" style:country-asian="CN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name-asian="Noto Sans CJK SC" style:font-family-asian="'Noto Sans CJK SC'" style:font-family-generic-asian="system" style:font-pitch-asian="variable" style:language-asian="zh" style:country-asian="CN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9:09:22.867694361</meta:creation-date>
    <meta:editing-duration>PT4H13M42S</meta:editing-duration>
    <meta:editing-cycles>35</meta:editing-cycles>
    <meta:generator>LibreOffice/7.3.7.2$Linux_X86_64 LibreOffice_project/30$Build-2</meta:generator>
    <dc:title>terminal</dc:title>
    <dc:date>2022-12-16T03:20:35.940358626</dc:date>
    <meta:document-statistic meta:object-count="174"/>
  </office:meta>
</office:document-meta>
</file>